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pple SD Gothic Neo"/>
    </style:style>
    <style:style style:name="P2" style:family="paragraph" style:parent-style-name="Standard">
      <style:text-properties style:font-name="Apple SD Gothic Neo" fo:font-size="16pt" style:font-size-asian="16pt" style:font-size-complex="16pt"/>
    </style:style>
    <style:style style:name="P3" style:family="paragraph" style:parent-style-name="Standard">
      <style:text-properties style:font-name="Apple SD Gothic Neo" fo:font-size="10pt" style:font-size-asian="10pt" style:font-size-complex="10pt"/>
    </style:style>
    <style:style style:name="P4" style:family="paragraph" style:parent-style-name="Standard">
      <style:text-properties style:font-name="Apple SD Gothic Neo"/>
    </style:style>
    <style:style style:name="P5" style:family="paragraph" style:parent-style-name="Standard" style:list-style-name="L1">
      <style:text-properties style:font-name="Apple SD Gothic Neo"/>
    </style:style>
    <style:style style:name="P6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style:font-name="Apple SD Gothic Ne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sdominiObject</text:p>
      <text:p text:style-name="P1"/>
      <text:p text:style-name="P3">MonoBehaviour</text:p>
      <text:p text:style-name="P3"><text:tab/>WisdominiObject</text:p>
      <text:p text:style-name="P1"/>
      <text:p text:style-name="P1"/>
      <text:p text:style-name="P1">An object that is capable of sending messages to another WisdominiObject, starting actions on another WisdominiObject and waiting for them to finish</text:p>
      <text:p text:style-name="P1"/>
      <text:p text:style-name="P1"/>
      <text:p text:style-name="P1">public void registerWaitingObject(WisdominiObject refrn)</text:p>
      <text:p text:style-name="P1"/>
      <text:p text:style-name="P1">public void waitForActionToComplete(WisdominiObject other)</text:p>
      <text:p text:style-name="P1"/>
      <text:p text:style-name="P1">public void finishAction()</text:p>
      <text:p text:style-name="P1"/>
      <text:p text:style-name="P1">public void notifyFinishAction()</text:p>
      <text:p text:style-name="P1"/>
      <text:p text:style-name="P1">public void processMessage(params string[] p)</text:p>
      <text:p text:style-name="P1"/>
      <text:p text:style-name="P1">public void sendMessage(params string[] p)</text:p>
      <text:p text:style-name="P1"/>
      <text:p text:style-name="P1">public void notifyStartAction(params string[] p)</text:p>
      <text:p text:style-name="P1"/>
      <text:p text:style-name="P1"/>
      <text:p text:style-name="P1"/>
      <text:p text:style-name="P2">ProgrammableObject</text:p>
      <text:p text:style-name="P1"/>
      <text:p text:style-name="P3">MonoBehaviour</text:p>
      <text:p text:style-name="P3"><text:tab/>WisdominiObject</text:p>
      <text:p text:style-name="P3"><text:tab/><text:tab/>ProgrammableObject</text:p>
      <text:p text:style-name="P1"/>
      <text:p text:style-name="P1"/>
      <text:p text:style-name="P1">A WisdominiObject that can be programmed in runtime. The basis for the ItemGenerator and CharacterGenerator</text:p>
      <text:p text:style-name="P1"/>
      <text:p text:style-name="P1">provides:</text:p>
      <text:p text:style-name="P1"/>
      <text:p text:style-name="P1">public void setInstructionOp(int programIndex, int instructionIndex, string op) </text:p>
      <text:p text:style-name="P1"/>
      <text:p text:style-name="P1">public string getInstructionOp(int programIndex, int instructionIndex)</text:p>
      <text:p text:style-name="P1"/>
      <text:p text:style-name="P1">public void registerWaitingObject(WisdominiObject refrn)</text:p>
      <text:p text:style-name="P1"/>
      <text:p text:style-name="P1">public void reset()</text:p>
      <text:p text:style-name="P1"/>
      <text:p text:style-name="P1">public void addProgram()</text:p>
      <text:p text:style-name="P1"/>
      <text:p text:style-name="P1">public string getInstructionParameter (int programIndex, int instructionIndex, int paramIndex)</text:p>
      <text:p text:style-name="P1"/>
      <text:p text:style-name="P1"><text:soft-page-break/>public void setInstructionParameter (int programIndex, int instructionIndex, int paramIndex, string prm)</text:p>
      <text:p text:style-name="P1"/>
      <text:p text:style-name="P1">public void registerEventName(string ev)</text:p>
      <text:p text:style-name="P1"/>
      <text:p text:style-name="P1">public void alterEvent(int index, string newev)</text:p>
      <text:p text:style-name="P1"/>
      <text:p text:style-name="P1">public int programIndexFromEvent(string ev)</text:p>
      <text:p text:style-name="P1"/>
      <text:p text:style-name="P1">public int programIndexFromEventName(string ev)</text:p>
      <text:p text:style-name="P1"/>
      <text:p text:style-name="P1">public void addInstructionToProgram(params string[] p)</text:p>
      <text:p text:style-name="P1"/>
      <text:p text:style-name="P1">public void addInstructionToProgram(int programIndex, params string[] p)</text:p>
      <text:p text:style-name="P1"/>
      <text:p text:style-name="P1">public void startProgram(int prg)</text:p>
      <text:p text:style-name="P1"/>
      <text:p text:style-name="P1">public void UpdateProgram()</text:p>
      <text:p text:style-name="P1"/>
      <text:p text:style-name="P1">public string[] getAllLabels(int programIndex)</text:p>
      <text:p text:style-name="P1"/>
      <text:p text:style-name="P1">public int getIndexOfLabel(int programIndex, string label)</text:p>
      <text:p text:style-name="P1"/>
      <text:p text:style-name="P1"/>
      <text:p text:style-name="P2">ItemGeneratorObject</text:p>
      <text:p text:style-name="P1"/>
      <text:p text:style-name="P1">MonoBehaviour</text:p>
      <text:p text:style-name="P1"><text:tab/>WisdominiObject</text:p>
      <text:p text:style-name="P1"><text:tab/><text:tab/>ProgrammableObject<text:tab/></text:p>
      <text:p text:style-name="P1"><text:tab/><text:tab/><text:tab/>ItemGeneratorObject</text:p>
      <text:p text:style-name="P1"/>
      <text:p text:style-name="P1"/>
      <text:p text:style-name="P2">DatatypeHelper</text:p>
      <text:p text:style-name="P1"/>
      <text:p text:style-name="P1">Helper class </text:p>
      <text:p text:style-name="P1"/>
      <text:p text:style-name="P1">provides:</text:p>
      <text:p text:style-name="P1"/>
      <text:p text:style-name="P1"><text:tab/>enum </text:p>
      <text:p text:style-name="P1"/>
      <text:p text:style-name="P1"/>
      <text:p text:style-name="P6"/>
      <text:p text:style-name="P1"/>
      <text:p text:style-name="P1">Objetos del “control del juego”:</text:p>
      <text:p text:style-name="P1"/>
      <text:list xml:id="list5097145894239173574" text:style-name="L1">
        <text:list-item>
          <text:p text:style-name="P5">La alerta (setMessage)</text:p>
        </text:list-item>
        <text:list-item>
          <text:p text:style-name="P5">La viñeta (open, close)</text:p>
        </text:list-item>
        <text:list-item>
          <text:p text:style-name="P5">El Lector de Diálogo (set Miniature, say, clear)</text:p>
        </text:list-item>
        <text:list-item>
          <text:p text:style-name="P5">Player (block / unblock Control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1T09:59:31</meta:creation-date>
    <dc:date>2016-03-31T13:55:40</dc:date>
    <meta:editing-duration>PT3H35M25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2" meta:paragraph-count="48" meta:word-count="204" meta:character-count="1891"/>
  </office:meta>
</office:document-meta>
</file>